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rsid="000cf989" officeooo:paragraph-rsid="000cf989"/>
    </style:style>
    <style:style style:name="P5" style:family="paragraph" style:parent-style-name="Table_20_Contents">
      <style:text-properties officeooo:rsid="000cf989" officeooo:paragraph-rsid="000e9a22"/>
    </style:style>
    <style:style style:name="P6" style:family="paragraph" style:parent-style-name="Table_20_Contents">
      <style:text-properties fo:font-style="italic" officeooo:rsid="000cf989" officeooo:paragraph-rsid="000cf989" style:font-style-asian="italic" style:font-style-complex="italic"/>
    </style:style>
    <style:style style:name="P7" style:family="paragraph" style:parent-style-name="Azione_20_sistema">
      <style:text-properties officeooo:rsid="000cf989" officeooo:paragraph-rsid="000cf989"/>
    </style:style>
    <style:style style:name="P8" style:family="paragraph" style:parent-style-name="Azione_20_attore">
      <style:text-properties officeooo:rsid="000cf989" officeooo:paragraph-rsid="000cf989"/>
    </style:style>
    <style:style style:name="P9" style:family="paragraph" style:parent-style-name="Azione_20_attore" style:list-style-name="">
      <style:text-properties officeooo:rsid="000cf989" officeooo:paragraph-rsid="000cf989"/>
    </style:style>
    <style:style style:name="T1" style:family="text">
      <style:text-properties officeooo:rsid="000e9a22"/>
    </style:style>
    <style:style style:name="T2" style:family="text">
      <style:text-properties officeooo:rsid="000da9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">Delegato Questionari elimina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1">Delegato Questionari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Il computer deve essere acceso e connesso alla rete Interne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519795" text:style-name="Numerazione_20_UC">
              <text:list-item text:start-value="1">
                <text:p text:style-name="P8">Il <text:span text:style-name="T2">Delegato Questionari</text:span> effettua l'autenticazione sul <text:span text:style-name="T2">sistema</text:span></text:p>
              </text:list-item>
              <text:list-item>
                <text:p text:style-name="P7">Il sistema valida l'autenticazione e permette l'accesso</text:p>
              </text:list-item>
              <text:list-item>
                <text:p text:style-name="P8">Il <text:span text:style-name="T2">Delegato <text:s/>Questionari </text:span>visita la <text:span text:style-name="T2">pagina dei Questionari</text:span></text:p>
              </text:list-item>
              <text:list-item>
                <text:p text:style-name="P7">Il sistema genera la pagina richiesta</text:p>
              </text:list-item>
              <text:list-item>
                <text:p text:style-name="P8">Il <text:span text:style-name="T2">Delegato Questionari ricerca il questionario e lo </text:span><text:span text:style-name="T1">elimina</text:span></text:p>
              </text:list-item>
              <text:list-item>
                <text:p text:style-name="P7">Il sistema <text:span text:style-name="T1">elimina il questionario aggiornando la pagina dei questionari</text:span></text:p>
              </text:list-item>
            </text:list>
            <text:p text:style-name="P9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<text:span text:style-name="T1">Delegato Questionati</text:span> effettua il logout dal <text:span text:style-name="T1">siste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Accesso non riuscito per credenziali errate</text:p>
            <text:p text:style-name="P4">La connessione cade al momento dell'<text:span text:style-name="T1">eliminazione del questionari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3</meta:editing-cycles>
    <meta:generator>LibreOffice/3.6$Windows_x86 LibreOffice_project/da8c1e6-fd468f4-454e206-f42a4a9-143cfd</meta:generator>
    <dc:date>2012-10-18T13:40:02.92</dc:date>
    <meta:document-statistic meta:table-count="1" meta:image-count="0" meta:object-count="0" meta:page-count="1" meta:paragraph-count="20" meta:word-count="109" meta:character-count="771" meta:non-whitespace-character-count="687"/>
  </office:meta>
</office:document-meta>
</file>